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0000" fo:border="0.06pt solid #000000"/>
    </style:style>
    <style:style style:name="ce4" style:family="table-cell" style:parent-style-name="Default">
      <style:table-cell-properties fo:background-color="#ffb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15" table:default-cell-style-name="ce2"/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/>
          <table:table-cell table:style-name="Default" table:number-columns-repeated="20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8"/>
          <table:table-cell table:style-name="ce2"/>
          <table:table-cell/>
          <table:table-cell table:style-name="ce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office:value-type="float" office:value="5" calcext:value-type="float">
            <text:p>5</text:p>
          </table:table-cell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office:value-type="float" office:value="5" calcext:value-type="float">
            <text:p>5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4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4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4" office:value-type="float" office:value="5" calcext:value-type="float">
            <text:p>5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number-columns-repeated="10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number-columns-repeated="12"/>
          <table:table-cell table:style-name="ce2"/>
          <table:table-cell/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table:style-name="ce2"/>
          <table:table-cell/>
          <table:table-cell table:style-name="ce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2"/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16:54:19.432000000</meta:creation-date>
    <dc:date>2023-02-08T18:01:41.745000000</dc:date>
    <meta:editing-duration>PT6M11S</meta:editing-duration>
    <meta:editing-cycles>2</meta:editing-cycles>
    <meta:generator>LibreOffice/7.0.3.1$Windows_X86_64 LibreOffice_project/d7547858d014d4cf69878db179d326fc3483e082</meta:generator>
    <meta:document-statistic meta:table-count="1" meta:cell-count="117" meta:object-count="0"/>
  </office:meta>
</office:document-meta>
</file>